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anguage="en" fo:country="US" style:font-name-complex="Times New Roman"/>
    </style:style>
    <style:style style:name="P2" style:family="paragraph" style:parent-style-name="Title" style:master-page-name="Standard">
      <style:paragraph-properties style:page-number="auto"/>
      <style:text-properties fo:font-weight="bold" style:font-weight-asian="bold" style:font-name-complex="Times New Roman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lyhedral Surfaces</text:p>
      <text:p text:style-name="P1"/>
      <text:p text:style-name="Text_20_body">CGAL offers the classes Polyhedron_3 and Surface_mesh. Additionally to their member functions which are more or less similar CGAL offers the BGL-API for them.</text:p>
      <text:p text:style-name="Text_20_body">1) Find the user and reference manual for these classes and the BGL API (hint: go to the package overview page)</text:p>
      <text:p text:style-name="Text_20_body">2) For each example check that the program compiles and executes, before a first modification. </text:p>
      <text:p text:style-name="Heading_20_3">Exercise 1</text:p>
      <text:p text:style-name="Text_20_body">The goal of the exercise is to learn about iterators, circulators, and ranges.</text:p>
      <text:p text:style-name="Text_20_body">1) Copy traversal.cpp to your working directory.</text:p>
      <text:p text:style-name="Text_20_body">2) Compute the area of each face. (Hint: look for area functions in the package <text:span text:style-name="T1">Kernel</text:span>)</text:p>
      <text:p text:style-name="Text_20_body">3) <text:s/>Use BOOST_FOREACH, boost::tie, and the for-loop </text:p>
      <text:p text:style-name="Text_20_body">3) <text:s/>Use the generic iterator and circulator classes defined for HalfedgeGraph</text:p>
      <text:p text:style-name="Heading_20_3">Exercise 2</text:p>
      <text:p text:style-name="Text_20_body">The goal of the exercise is to learn about the low level API for the connectivity</text:p>
      <text:p text:style-name="Text_20_body">1) Copy euler.cpp <text:s/>and cube_quad.off to your working directory. </text:p>
      <text:p text:style-name="Text_20_body">2) Split each quad face in two triangle faces. Do that with either the member functions of Polyhedron_3 or Surface_mesh, or do it with the BGL API.</text:p>
      <text:p text:style-name="Heading_20_3">Exercise 3</text:p>
      <text:p text:style-name="Text_20_body">The goal of the exercise is to learn about properties.</text:p>
      <text:p text:style-name="Text_20_body">1) Copy the files examples/Surface_mesh_simplification/collapse_polyhedron.cpp and examples/Surface_mesh_simplification/collapse_enriched_polyhedron.cpp to your working directory.</text:p>
      <text:p text:style-name="Text_20_body">2) The main difference is <text:s/>the usage of CGAL::Polyhedron_items_with_id . Undertstand this class <text:s/>to add a further property to the Vertex class.</text:p>
      <text:p text:style-name="Text_20_body">3) CGAL introduced <text:s/>the <text:span text:style-name="T1">vertex_point</text:span> property. Find out how you can <text:s/>get the property map for a Polyhedron and how to change the point associated to a vertex.</text:p>
      <text:p text:style-name="Text_20_body"/>
      <text:p text:style-name="Text_20_body"/>
      <text:p text:style-name="Heading_20_3">Exercise 4</text:p>
      <text:p text:style-name="Text_20_body">The goal of the exercise is to learn more about surface mesh simplification.</text:p>
      <text:p text:style-name="Text_20_body"><text:soft-page-break/>1) Copy the examples from examples/Surface_mesh_simplification to your working directory.</text:p>
      <text:p text:style-name="Text_20_body">2) Explore the different stop, cost, and placement functions. Find out <text:s/>how you can constrain edges with a property map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editing-cycles>24</meta:editing-cycles>
    <meta:creation-date>2012-10-28T08:36:00</meta:creation-date>
    <dc:date>2015-01-30T15:29:50.01</dc:date>
    <meta:editing-duration>PT8H8S</meta:editing-duration>
    <meta:generator>OpenOffice/4.0.1$Win32 OpenOffice.org_project/401m5$Build-9714</meta:generator>
    <meta:document-statistic meta:table-count="0" meta:image-count="0" meta:object-count="0" meta:page-count="2" meta:paragraph-count="23" meta:word-count="290" meta:character-count="18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